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2" style:family="paragraph" style:parent-style-name="Standard">
      <style:text-properties style:font-name="Arial" fo:font-size="18pt" officeooo:paragraph-rsid="001b47fd" style:font-size-asian="18pt" style:font-name-complex="Arial1" style:font-size-complex="18pt"/>
    </style:style>
    <style:style style:name="P3" style:family="paragraph" style:parent-style-name="Standard">
      <style:text-properties style:font-name="Arial" fo:font-size="18pt" officeooo:paragraph-rsid="001ca17b" style:font-size-asian="18pt" style:font-name-complex="Arial1" style:font-size-complex="18pt"/>
    </style:style>
    <style:style style:name="P4" style:family="paragraph" style:parent-style-name="Standard">
      <style:text-properties style:font-name="Arial" fo:font-size="18pt" officeooo:rsid="001ca17b" officeooo:paragraph-rsid="001ca17b" style:font-size-asian="18pt" style:font-name-complex="Arial1" style:font-size-complex="18pt"/>
    </style:style>
    <style:style style:name="P5" style:family="paragraph" style:parent-style-name="Standard">
      <style:text-properties style:font-name="Arial" fo:font-size="10pt" officeooo:rsid="001b47fd" officeooo:paragraph-rsid="001b47fd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size="18pt" officeooo:rsid="001b47fd" officeooo:paragraph-rsid="001b47fd" style:font-size-asian="18pt" style:font-name-complex="Arial1" style:font-size-complex="18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font-size="10pt" officeooo:paragraph-rsid="001b47fd" style:font-size-asian="10pt" style:font-name-complex="Arial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Arial" fo:font-size="18pt" officeooo:paragraph-rsid="001b47fd" style:font-size-asian="18pt" style:font-name-complex="Arial1" style:font-size-complex="18pt"/>
    </style:style>
    <style:style style:name="P9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break-before="page"/>
      <style:text-properties style:font-name="Arial" fo:font-size="18pt" style:font-size-asian="18pt" style:font-name-complex="Arial1" style:font-size-complex="18pt"/>
    </style:style>
    <style:style style:name="T1" style:family="text">
      <style:text-properties officeooo:rsid="00199d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38f" style:font-weight-asian="bold" style:font-weight-complex="bold"/>
    </style:style>
    <style:style style:name="T4" style:family="text">
      <style:text-properties officeooo:rsid="001b47fd"/>
    </style:style>
    <style:style style:name="T5" style:family="text">
      <style:text-properties officeooo:rsid="001ca17b"/>
    </style:style>
    <style:style style:name="T6" style:family="text">
      <style:text-properties officeooo:rsid="001e44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Delivery </text:span><text:span text:style-name="T3">Skit</text:span></text:p>
      <text:p text:style-name="P7">______________________________</text:p>
      <text:p text:style-name="P6">Actors</text:p>
      <text:p text:style-name="P6"><text:tab/>Evil Delivery Person = EDP</text:p>
      <text:p text:style-name="P6"><text:tab/>God’s Delivery Person = GDP</text:p>
      <text:p text:style-name="P6"><text:tab/>Rec <text:span text:style-name="T5">= Rec</text:span></text:p>
      <text:p text:style-name="P7">______________________________</text:p>
      <text:p text:style-name="P5"/>
      <text:p text:style-name="P2"><text:span text:style-name="T4">EDP: <text:tab/>(</text:span>Delivery people bring up boxes and hands me the <text:tab/><text:tab/><text:tab/>clipboard to <text:span text:style-name="T4">Rec</text:span> <text:span text:style-name="T4">to </text:span>sign for the package.<text:span text:style-name="T4">)</text:span></text:p>
      <text:p text:style-name="P2"><text:span text:style-name="T4">Rec: <text:tab/></text:span>“Wait. What would I be signing for? What would I be <text:tab/><text:tab/><text:tab/>agreeing with if I accept this package?”</text:p>
      <text:p text:style-name="P1"><text:span text:style-name="T4">EDP:</text:span> <text:tab/><text:span text:style-name="T4">(</text:span>reads the list<text:span text:style-name="T4">)</text:span></text:p>
      <text:p text:style-name="P2"><text:span text:style-name="T4">Rec</text:span>: <text:tab/>“Wow. Are you sure that is addressed to me?”</text:p>
      <text:p text:style-name="P1"><text:span text:style-name="T5">EDP:<text:tab/></text:span>“Yup”</text:p>
      <text:p text:style-name="P2"><text:span text:style-name="T4">Rec</text:span>: <text:tab/>“Wait just a minute please”</text:p>
      <text:p text:style-name="P2"><text:span text:style-name="T4">Rec: <text:tab/></text:span>I say to God’s delivery person: “What would I be signing <text:tab/><text:tab/>for and agreeing with if I accept this package?”</text:p>
      <text:p text:style-name="P1"><text:span text:style-name="T4">GDP: <text:tab/></text:span>God’s delivery person reads the list. </text:p>
      <text:p text:style-name="P2"><text:span text:style-name="T4">Rec</text:span>: <text:tab/>“Great. Where do I sign?”</text:p>
      <text:p text:style-name="P2"><text:span text:style-name="T4">GDP:</text:span> <text:tab/><text:span text:style-name="T4">(</text:span>hands <text:span text:style-name="T4">Rec</text:span> the clipboard.<text:span text:style-name="T4">)</text:span></text:p>
      <text:p text:style-name="P2"><text:span text:style-name="T4">Rec: </text:span><text:s/><text:tab/><text:span text:style-name="T4">(</text:span>sign<text:span text:style-name="T4">)</text:span></text:p>
      <text:p text:style-name="P2"><text:span text:style-name="T4">GDP:</text:span> <text:s/><text:tab/>Have a great day! </text:p>
      <text:p text:style-name="P2"><text:span text:style-name="T4">GDP:</text:span> <text:tab/><text:span text:style-name="T4">(</text:span>leaves<text:span text:style-name="T4">)</text:span></text:p>
      <text:p text:style-name="P2"><text:span text:style-name="T4">Rec</text:span>: <text:tab/>“Thank you. You too.”</text:p>
      <text:p text:style-name="P2"><text:soft-page-break/><text:span text:style-name="T4">Rec: <text:tab/>(</text:span>I open the box and hold up the Bible<text:span text:style-name="T4">)</text:span></text:p>
      <text:p text:style-name="P3"><text:span text:style-name="T4">Rec: <text:tab/></text:span>“Of course, I should have known.” </text:p>
      <text:p text:style-name="P3"><text:span text:style-name="T4">Rec</text:span>: <text:tab/>“I still have some unfinished business over here.”</text:p>
      <text:p text:style-name="P3"><text:span text:style-name="T4">Rec: <text:tab/>(</text:span>put the Rejected sticker on Evil box.<text:span text:style-name="T5">)</text:span></text:p>
      <text:p text:style-name="P1"><text:tab/><text:tab/><text:span text:style-name="T5">(</text:span>put the Return to Sender sign on Evil box.<text:span text:style-name="T5">)</text:span></text:p>
      <text:p text:style-name="P3"><text:tab/><text:tab/><text:span text:style-name="T5">(</text:span>put the Deuteronomy sticker on the box </text:p>
      <text:p text:style-name="P1"><text:span text:style-name="T5">EDP:</text:span> <text:tab/><text:span text:style-name="T5">(</text:span>leaves<text:span text:style-name="T5">)</text:span></text:p>
      <text:p text:style-name="P3"><text:span text:style-name="T4">Rec</text:span>:<text:tab/> “In fact the Bible says in Deut 28:7 that I can take back <text:tab/><text:tab/>what the enemy has stolen from me – he has come <text:tab/><text:tab/><text:tab/>against me one way and has to flee seven ways. <text:s/>So I <text:tab/><text:tab/><text:span text:style-name="T5">c</text:span>laim the seven fold return In Jesus’ Name.”</text:p>
      <text:p text:style-name="P4">________________________</text:p>
      <text:p text:style-name="P4">Narrator:</text:p>
      <text:p text:style-name="P1">Sometimes our symptoms can seem like a blessing. <text:s/>They are not. <text:s/>For example: You might receive the diagnosis that you have migraine headaches. <text:s/>It is not a brain tumor after all. Praise God it isn’t a tumor but you don’t have to keep the migraines because it is the lesser of the two evils. </text:p>
      <text:p text:style-name="P1"/>
      <text:p text:style-name="P10">________________________</text:p>
      <text:p text:style-name="P1">Another example: </text:p>
      <text:p text:style-name="P1">You heard talk about people getting la<text:span text:style-name="T6">i</text:span>d off at work and you get an envelope and you think your pink slip is in there but instead you find a letter notifying you of a $50 pay decrease per week due to the economy. <text:s/>You are praising God because you were not fired – and rightly so – BUT take back what the enemy stole<text:span text:style-name="T1">n</text:span> from you. </text:p>
      <text:p text:style-name="P1"/>
      <text:p text:style-name="P1">Who’s report are you going to believe?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</meta:initial-creator>
    <meta:editing-cycles>7</meta:editing-cycles>
    <meta:print-date>2015-01-28T17:41:00</meta:print-date>
    <meta:creation-date>2014-10-01T23:13:00</meta:creation-date>
    <dc:date>2017-09-27T15:30:34.878685912</dc:date>
    <meta:editing-duration>PT36M59S</meta:editing-duration>
    <meta:generator>LibreOffice/5.3.1.2$Linux_X86_64 LibreOffice_project/30m0$Build-2</meta:generator>
    <meta:document-statistic meta:table-count="0" meta:image-count="0" meta:object-count="0" meta:page-count="3" meta:paragraph-count="36" meta:word-count="356" meta:character-count="1994" meta:non-whitespace-character-count="16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